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0.204cm"/>
    </style:style>
    <style:style style:name="Tableau1.B" style:family="table-column">
      <style:table-column-properties style:column-width="8.177cm"/>
    </style:style>
    <style:style style:name="Tableau1.C" style:family="table-column">
      <style:table-column-properties style:column-width="8.17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b81eb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f4552" officeooo:paragraph-rsid="00540c2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8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officeooo:rsid="004557dc" officeooo:paragraph-rsid="00540c2c"/>
    </style:style>
    <style:style style:name="P11" style:family="paragraph" style:parent-style-name="Standard">
      <style:text-properties style:font-name="Caligra" officeooo:rsid="005b81eb" officeooo:paragraph-rsid="005b81eb"/>
    </style:style>
    <style:style style:name="P12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4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5" style:family="paragraph" style:parent-style-name="Text_20_body">
      <style:paragraph-properties fo:margin-top="0cm" fo:margin-bottom="0cm" style:contextual-spacing="false"/>
      <style:text-properties style:font-name="Caligra" fo:font-size="11pt" officeooo:rsid="005a1bd5" officeooo:paragraph-rsid="005a1bd5" style:font-size-asian="11pt" style:font-size-complex="11pt"/>
    </style:style>
    <style:style style:name="P1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7a19a" officeooo:paragraph-rsid="0067a19a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bold" officeooo:rsid="006cd67e" officeooo:paragraph-rsid="006cd67e" style:font-size-asian="11pt" style:font-style-asian="normal" style:font-weight-asian="bold" style:font-name-complex="Arial" style:font-size-complex="11pt" style:font-style-complex="normal" style:font-weight-complex="bold"/>
    </style:style>
    <style:style style:name="P1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4a08eb" officeooo:paragraph-rsid="0077ceec" style:font-size-asian="11pt" style:font-name-complex="Arial" style:font-size-complex="11pt"/>
    </style:style>
    <style:style style:name="P19" style:family="paragraph" style:parent-style-name="Standard">
      <style:text-properties style:font-name="Caligra" fo:font-size="11pt" officeooo:rsid="0067de71" officeooo:paragraph-rsid="0067de71" style:font-size-asian="11pt" style:font-name-complex="Arial" style:font-size-complex="11pt"/>
    </style:style>
    <style:style style:name="P20" style:family="paragraph" style:parent-style-name="Standard">
      <style:text-properties style:font-name="Caligra" fo:font-size="11pt" officeooo:rsid="006fec8f" officeooo:paragraph-rsid="006fec8f" style:font-size-asian="11pt" style:font-name-complex="Arial" style:font-size-complex="11pt"/>
    </style:style>
    <style:style style:name="P21" style:family="paragraph" style:parent-style-name="Standard">
      <style:text-properties style:font-name="Caligra" fo:font-size="11pt" officeooo:rsid="0071c1c9" officeooo:paragraph-rsid="0071c1c9" style:font-size-asian="11pt" style:font-name-complex="Arial" style:font-size-complex="11pt"/>
    </style:style>
    <style:style style:name="P22" style:family="paragraph" style:parent-style-name="Standard">
      <style:text-properties style:font-name="Caligra" fo:font-size="11pt" officeooo:rsid="00727538" officeooo:paragraph-rsid="00727538" style:font-size-asian="11pt" style:font-name-complex="Arial" style:font-size-complex="11pt"/>
    </style:style>
    <style:style style:name="P23" style:family="paragraph" style:parent-style-name="Standard">
      <style:text-properties style:font-name="Caligra" fo:font-size="11pt" officeooo:rsid="00797613" officeooo:paragraph-rsid="00797613" style:font-size-asian="11pt" style:font-name-complex="Arial" style:font-size-complex="11pt"/>
    </style:style>
    <style:style style:name="P24" style:family="paragraph" style:parent-style-name="Standard">
      <style:text-properties style:font-name="Caligra" fo:font-weight="normal" officeooo:rsid="0032c8eb" officeooo:paragraph-rsid="00540c2c" style:font-weight-asian="normal" style:font-weight-complex="normal"/>
    </style:style>
    <style:style style:name="P25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6352dd" style:font-size-asian="11pt" style:font-size-complex="11pt"/>
    </style:style>
    <style:style style:name="P26" style:family="paragraph" style:parent-style-name="Text_20_body">
      <style:paragraph-properties fo:margin-top="0cm" fo:margin-bottom="0cm" style:contextual-spacing="false"/>
      <style:text-properties style:font-name="Caligra" fo:font-size="11pt" officeooo:paragraph-rsid="006352dd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3" style:family="text">
      <style:text-properties fo:font-style="normal" officeooo:rsid="0032f1ff" style:font-style-asian="normal" style:font-style-complex="normal"/>
    </style:style>
    <style:style style:name="T4" style:family="text">
      <style:text-properties officeooo:rsid="002fecf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fecf8" style:font-style-asian="italic" style:font-style-complex="italic"/>
    </style:style>
    <style:style style:name="T7" style:family="text">
      <style:text-properties fo:font-style="italic" officeooo:rsid="006352dd" style:font-style-asian="italic" style:font-style-complex="italic"/>
    </style:style>
    <style:style style:name="T8" style:family="text">
      <style:text-properties fo:font-style="italic" officeooo:rsid="00760f96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48f877"/>
    </style:style>
    <style:style style:name="T11" style:family="text">
      <style:text-properties officeooo:rsid="005a175d"/>
    </style:style>
    <style:style style:name="T12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3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4" style:family="text">
      <style:text-properties fo:font-size="11pt" fo:font-weight="bold" officeooo:rsid="00668c24" style:font-size-asian="11pt" style:font-weight-asian="bold" style:font-name-complex="Arial" style:font-size-complex="11pt" style:font-weight-complex="bold"/>
    </style:style>
    <style:style style:name="T15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6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7" style:family="text">
      <style:text-properties fo:color="#ffffd7" loext:opacity="100%" fo:font-size="11pt" fo:font-weight="bold" officeooo:rsid="005ef64f" style:font-size-asian="11pt" style:font-weight-asian="bold" style:font-name-complex="Arial" style:font-size-complex="11pt"/>
    </style:style>
    <style:style style:name="T18" style:family="text">
      <style:text-properties officeooo:rsid="00654077"/>
    </style:style>
    <style:style style:name="T19" style:family="text">
      <style:text-properties officeooo:rsid="006c736d"/>
    </style:style>
    <style:style style:name="T20" style:family="text">
      <style:text-properties officeooo:rsid="0077ceec"/>
    </style:style>
    <style:style style:name="T21" style:family="text">
      <style:text-properties officeooo:rsid="007976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4">La dernière fois :</text:span><text:span text:style-name="T6">’’’-</text:span><text:span text:style-name="T7">oublié</text:span><text:span text:style-name="T6"> le plan de classe</text:span></text:p>
      <text:p text:style-name="P26"><text:span text:style-name="T6">- fait et corrigé l’activité 1 (mais pas écrit le cours)’’’</text:span></text:p>
      <text:p text:style-name="P15"><text:span text:style-name="T6">P</text:span><text:span text:style-name="T5">our aujourd’hui : </text:span><text:span text:style-name="T8">Q1 à Q7 activité 2</text:span></text:p>
      <text:p text:style-name="P12"><text:span text:style-name="T18">15 janvier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3"><text:span text:style-name="T15">Séance </text:span><text:span text:style-name="T17">16</text:span><text:span text:style-name="T15">: </text:span><text:span text:style-name="T16">Fiche de préparation</text:span><text:span text:style-name="T13"> <text:s/></text:span></text:p>
            <text:p text:style-name="P14"><text:span text:style-name="T13">c</text:span><text:span text:style-name="T12">lasse : <text:s/></text:span><text:span text:style-name="T14">4e5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3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4">Appel</text:p>
          </table:table-cell>
          <table:table-cell table:style-name="Tableau1.B3" office:value-type="string">
            <text:p text:style-name="P7"/>
          </table:table-cell>
          <table:table-cell table:style-name="Tableau1.A3" office:value-type="string">
            <text:p text:style-name="P7"/>
          </table:table-cell>
        </table:table-row>
        <table:table-row table:style-name="Tableau1.4">
          <table:table-cell table:style-name="Tableau1.A4" office:value-type="string">
            <text:p text:style-name="P16"><text:span text:style-name="T9">recopier le cours de l’activité 1</text:span></text:p>
          </table:table-cell>
          <table:table-cell table:style-name="Tableau1.B4" office:value-type="string">
            <text:p text:style-name="P19">Cours <text:s/>pap ?</text:p>
          </table:table-cell>
          <table:table-cell table:style-name="Tableau1.A4" office:value-type="string">
            <text:p text:style-name="P7"/>
          </table:table-cell>
        </table:table-row>
        <table:table-row table:style-name="Tableau1.5">
          <table:table-cell table:style-name="Tableau1.A4" office:value-type="string">
            <text:p text:style-name="P18">C<text:span text:style-name="T19">orriger l’activité 2 </text:span></text:p>
            <text:p text:style-name="P18"><text:span text:style-name="T19">+ </text:span><text:span text:style-name="T20">Bilan </text:span><text:span text:style-name="T21">oral</text:span></text:p>
          </table:table-cell>
          <table:table-cell table:style-name="Tableau1.B4" office:value-type="string">
            <text:p text:style-name="P23">correction</text:p>
            <text:p text:style-name="P20">Cours pap</text:p>
          </table:table-cell>
          <table:table-cell table:style-name="Tableau1.A4" office:value-type="string">
            <text:p text:style-name="P8"/>
          </table:table-cell>
        </table:table-row>
        <table:table-row table:style-name="Tableau1.3">
          <table:table-cell table:style-name="Tableau1.A4" office:value-type="string">
            <text:p text:style-name="P17">Partie expérimentale de l’activité3</text:p>
          </table:table-cell>
          <table:table-cell table:style-name="Tableau1.B4" office:value-type="string">
            <text:p text:style-name="P21">Act3</text:p>
            <text:p text:style-name="P22">Matériel</text:p>
          </table:table-cell>
          <table:table-cell table:style-name="Tableau1.A4" office:value-type="string">
            <text:p text:style-name="P9"/>
          </table:table-cell>
        </table:table-row>
      </table:table>
      <text:p text:style-name="P24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6M16S</meta:editing-duration>
    <meta:editing-cycles>21</meta:editing-cycles>
    <meta:generator>LibreOffice/7.0.4.2$Linux_X86_64 LibreOffice_project/00$Build-2</meta:generator>
    <meta:creation-date>2021-01-14T17:41:59.253212425</meta:creation-date>
    <meta:initial-creator>J Cercy</meta:initial-creator>
    <dc:date>2021-01-14T22:58:10.228407544</dc:date>
    <dc:creator>J Cercy</dc:creator>
    <meta:document-statistic meta:table-count="1" meta:image-count="0" meta:object-count="0" meta:page-count="1" meta:paragraph-count="19" meta:word-count="65" meta:character-count="373" meta:non-whitespace-character-count="321"/>
    <meta:template xlink:type="simple" xlink:actuate="onRequest" xlink:title="fiche_de_prep_type" xlink:href="../../../../../../../mes_ressources/document%20type/fiche_de_prep_type.ott" meta:date="2021-01-14T17:41:58.124250239"/>
  </office:meta>
</office:document-meta>
</file>